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sans-serif" svg:font-family="sans-serif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 style:font-size-asian="12pt" style:font-size-complex="12pt"/>
    </style:style>
    <style:style style:name="P2" style:family="paragraph" style:parent-style-name="Preformatted_20_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Preformatted_20_Text" style:master-page-name="">
      <style:paragraph-properties fo:margin-left="0cm" fo:margin-right="-0.053cm" fo:margin-top="0cm" fo:margin-bottom="0cm" fo:text-indent="-0.079cm" style:auto-text-indent="false" style:page-number="auto"/>
      <style:text-properties fo:font-size="12pt" style:font-size-asian="12pt" style:font-size-complex="12pt"/>
    </style:style>
    <style:style style:name="P4" style:family="paragraph" style:parent-style-name="Preformatted_20_Text">
      <style:paragraph-properties fo:margin-left="0cm" fo:margin-right="-0.053cm" fo:margin-top="0cm" fo:margin-bottom="0cm" fo:text-indent="-0.079cm" style:auto-text-indent="false"/>
      <style:text-properties fo:font-size="12pt" style:font-size-asian="12pt" style:font-size-complex="12pt"/>
    </style:style>
    <style:style style:name="P5" style:family="paragraph" style:parent-style-name="Preformatted_20_Text" style:master-page-name="">
      <style:paragraph-properties fo:margin-left="0cm" fo:margin-right="-0.053cm" fo:margin-top="0cm" fo:margin-bottom="0cm" fo:text-indent="0cm" style:auto-text-indent="false" style:page-number="auto"/>
      <style:text-properties fo:font-size="12pt" fo:language="ru" fo:country="RU" style:font-size-asian="12pt" style:font-size-complex="12pt"/>
    </style:style>
    <style:style style:name="P6" style:family="paragraph" style:parent-style-name="Preformatted_20_Text">
      <style:paragraph-properties fo:margin-left="0cm" fo:margin-right="-0.053cm" fo:margin-top="0cm" fo:margin-bottom="0cm" fo:text-indent="0cm" style:auto-text-indent="false"/>
    </style:style>
    <style:style style:name="P7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8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3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language="ru" fo:country="RU" fo:font-style="normal" style:font-style-asian="normal" style:font-style-complex="normal"/>
    </style:style>
    <style:style style:name="T10" style:family="text"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language="ru" fo:country="RU" fo:font-style="italic" style:font-style-asian="italic" style:font-style-complex="italic"/>
    </style:style>
    <style:style style:name="T14" style:family="text">
      <style:text-properties fo:language="ru" fo:country="RU" fo:font-weight="normal" style:font-weight-asian="normal" style:font-weight-complex="normal"/>
    </style:style>
    <style:style style:name="T15" style:family="text">
      <style:text-properties fo:language="ru" fo:country="RU" fo:font-weight="bold" style:font-weight-asian="bold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6" style:family="text">
      <style:text-properties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7" style:family="text">
      <style:text-properties fo:color="#000000"/>
    </style:style>
    <style:style style:name="T28" style:family="text">
      <style:text-properties fo:color="#000000" fo:language="ru" fo:country="RU"/>
    </style:style>
    <style:style style:name="T29" style:family="text">
      <style:text-properties fo:color="#000000" fo:language="ru" fo:country="RU" fo:font-weight="bold" style:font-weight-asian="bold" style:font-weight-complex="bold"/>
    </style:style>
    <style:style style:name="T30" style:family="text">
      <style:text-properties fo:color="#0000cd" fo:language="ru" fo:country="RU"/>
    </style:style>
    <style:style style:name="T31" style:family="text">
      <style:text-properties fo:color="#0000cd" fo:language="ru" fo:country="RU" fo:font-weight="bold" style:font-weight-asian="bold" style:font-weight-complex="bold"/>
    </style:style>
    <style:style style:name="T32" style:family="text">
      <style:text-properties fo:color="#0000cd" fo:language="ru" fo:country="RU" fo:font-style="normal" fo:font-weight="bold" style:font-style-asian="normal" style:font-weight-asian="bold" style:font-style-complex="normal" style:font-weight-complex="bold"/>
    </style:style>
    <style:style style:name="T33" style:family="text">
      <style:text-properties fo:color="#a52a2a" fo:language="ru" fo:country="RU"/>
    </style:style>
    <style:style style:name="T34" style:family="text">
      <style:text-properties fo:color="#ff3333"/>
    </style:style>
    <style:style style:name="T35" style:family="text">
      <style:text-properties fo:color="#ff3333" fo:language="ru" fo:country="RU"/>
    </style:style>
    <style:style style:name="T36" style:family="text">
      <style:text-properties fo:color="#6600ff" fo:language="ru" fo:country="RU"/>
    </style:style>
    <style:style style:name="T37" style:family="text">
      <style:text-properties fo:color="#6600ff" fo:font-style="normal" fo:font-weight="bold" style:font-style-asian="normal" style:font-weight-asian="bold" style:font-style-complex="normal" style:font-weight-complex="bold"/>
    </style:style>
    <style:style style:name="T38" style:family="text">
      <style:text-properties fo:color="#3333ff" fo:language="ru" fo:country="RU"/>
    </style:style>
    <style:style style:name="T39" style:family="text">
      <style:text-properties fo:color="#009900" fo:language="ru" fo:country="RU"/>
    </style:style>
    <style:style style:name="T40" style:family="text">
      <style:text-properties fo:color="#cc0000"/>
    </style:style>
    <style:style style:name="T41" style:family="text">
      <style:text-properties fo:color="#cc0000" fo:language="ru" fo:country="RU"/>
    </style:style>
    <style:style style:name="T42" style:family="text">
      <style:text-properties fo:color="#0000ff" fo:font-style="normal" fo:font-weight="bold" style:font-style-asian="normal" style:font-weight-asian="bold" style:font-style-complex="normal" style:font-weight-complex="bold"/>
    </style:style>
    <style:style style:name="T43" style:family="text">
      <style:text-properties fo:color="#0000cc" fo:font-style="normal" fo:font-weight="bold" style:font-style-asian="normal" style:font-weight-asian="bold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TF-8</text:p>
      <text:p text:style-name="P1"><text:span text:style-name="T17">select </text:span>- <text:span text:style-name="T7">выбрать</text:span></text:p>
      <text:p text:style-name="P1">* - все колонки</text:p>
      <text:p text:style-name="P1"><text:span text:style-name="T17">1 select </text:span><text:span text:style-name="T18">* </text:span><text:span text:style-name="T17">from tableName </text:span><text:span text:style-name="T1">- </text:span>по умолчанию все строки</text:p>
      <text:p text:style-name="P1"><text:span text:style-name="T17">2 select top 10 </text:span><text:span text:style-name="T23">(strings)</text:span><text:span text:style-name="T17"> * from tableName</text:span><text:span text:style-name="T24"> </text:span><text:s text:c="4"/>- <text:span text:style-name="T8">первые 10 строк в </text:span><text:span text:style-name="T3">MSQL</text:span> </text:p>
      <text:p text:style-name="P1">* <text:span text:style-name="T17">select * from tableName limit 10</text:span>(strings) <text:span text:style-name="T1">- </text:span><text:span text:style-name="T8">первые 10 строк в </text:span><text:span text:style-name="T2">PostgresSQL</text:span></text:p>
      <text:p text:style-name="P1"><text:span text:style-name="T17">3 select top 45 percent </text:span><text:span text:style-name="T23">(strings)</text:span><text:span text:style-name="T17"> * from tableName</text:span> — для других систем запрос выполняется более сложночем в <text:s/><text:span text:style-name="T20">MSQL</text:span></text:p>
      <text:p text:style-name="P2">4 select columnName, columnName,.. <text:span text:style-name="T23">(or * select all column)</text:span> from tableName <text:span text:style-name="T23"><text:s/>- выбор нужных колонок в нужном порядке</text:span></text:p>
      <text:p text:style-name="P2">5 select top 10 <text:span text:style-name="T23">(strings) </text:span><text:span text:style-name="T1">columnName</text:span> * from tableName <text:span text:style-name="T1">- </text:span><text:span text:style-name="T8">первые 10 строк в</text:span><text:span text:style-name="T4"> </text:span><text:span text:style-name="T8">колонке <text:s/></text:span><text:span text:style-name="T5">MSQL</text:span><text:span text:style-name="T1"> </text:span></text:p>
      <text:p text:style-name="P3"><text:s/>*<text:span text:style-name="T17">select</text:span><text:span text:style-name="T23"> </text:span><text:span text:style-name="T2">columnName</text:span><text:span text:style-name="T17"> * from tableName </text:span><text:span text:style-name="T2">limit</text:span><text:span text:style-name="T11"> 10 </text:span><text:span text:style-name="T8">(strings) </text:span><text:span text:style-name="T11">- </text:span><text:span text:style-name="T8">первые 10 строк в колонке </text:span><text:span text:style-name="T2">PostgresSQL</text:span></text:p>
      <text:p text:style-name="P4"><text:span text:style-name="T2">** </text:span><text:span text:style-name="T12">через пробел от названия колонки можно написать ее псевдоним</text:span></text:p>
      <text:p text:style-name="P5"><text:span text:style-name="T17">--* </text:span><text:span text:style-name="T18">вычисления со столбцами</text:span></text:p>
      <text:p text:style-name="P7"><text:span text:style-name="T13">6 </text:span><text:span text:style-name="T16">select top 3 columnName </text:span><text:span text:style-name="T18">columnNickName, </text:span><text:span text:style-name="T16">numColumnNam</text:span><text:span text:style-name="T23">*/+-num</text:span><text:span text:style-name="T18"> columnNickName</text:span><text:span text:style-name="T8"> </text:span><text:span text:style-name="T16">from</text:span><text:span text:style-name="T23"> </text:span><text:span text:style-name="T16">tableName</text:span></text:p>
      <text:p text:style-name="P7"><text:span text:style-name="T16">* </text:span><text:span text:style-name="T8">в 6 примере запрашиваем первые три строки, дам псевдоним 1 колонке, производим вычисление с </text:span></text:p>
      <text:p text:style-name="P10">* колонкой и даем название колонке с выводом вычисления.</text:p>
      <text:p text:style-name="P7"><text:span text:style-name="T8">* </text:span><text:span text:style-name="T16">select columnName </text:span><text:span text:style-name="T19">as</text:span><text:span text:style-name="T16"> </text:span><text:span text:style-name="T18">columnNickName == <text:s/></text:span><text:span text:style-name="T16">select columnName </text:span><text:span text:style-name="T18">columnNickName </text:span><text:span text:style-name="T8">поэтому </text:span><text:span text:style-name="T16">as</text:span><text:span text:style-name="T23"> </text:span><text:span text:style-name="T8">не используем</text:span></text:p>
      <text:p text:style-name="P8"><text:span text:style-name="T7">7 </text:span>select columName+' '+ columnName <text:s/><text:span text:style-name="T21">columnNickName </text:span>from tableName</text:p>
      <text:p text:style-name="P8">*<text:span text:style-name="T23"> +' '+ </text:span><text:span text:style-name="T8">разделитель между строковыми колонками</text:span></text:p>
      <text:p text:style-name="P8"><text:span text:style-name="T7">8 </text:span>select 10+15 == <text:s/>select 10+15 from tableName <text:span text:style-name="T8"><text:s/>запрос сработает как калькулятор</text:span></text:p>
      <text:p text:style-name="P8"><text:span text:style-name="T8">* <text:s/></text:span>select '10'+'15' —<text:span text:style-name="T8"> 1015 </text:span><text:span text:style-name="T22">MSQL</text:span><text:span text:style-name="T23"> </text:span><text:span text:style-name="T8">отработает по правилам строк</text:span></text:p>
      <text:p text:style-name="P8"><text:span text:style-name="T8">* </text:span><text:span text:style-name="T7">select '10'+'15' — </text:span><text:span text:style-name="T22">MySQL</text:span> <text:span text:style-name="T23">и</text:span><text:span text:style-name="T8">нтерпритирует строки как числа, если не может то заменяет строку на 0</text:span></text:p>
      <text:p text:style-name="P8"><text:span text:style-name="T7">* select '10'+'15' — </text:span><text:span text:style-name="T22">PostgresSQL</text:span> <text:span text:style-name="T8">считает что строки складывать нельзя о_О да ну нафиг...</text:span></text:p>
      <text:p text:style-name="P8"><text:span text:style-name="T8">* при запросе строковое значение надо обрамлять одинарными кавычками в </text:span><text:span text:style-name="T22">MSQL</text:span><text:span text:style-name="T23"> </text:span><text:span text:style-name="T8">одинарными, в других базах можно и двойными</text:span></text:p>
      <text:p text:style-name="P8">concat<text:span text:style-name="T23"> – </text:span><text:span text:style-name="T8">конкатенация</text:span></text:p>
      <text:p text:style-name="P8"><text:span text:style-name="T7">select </text:span>concat (<text:span text:style-name="T7">columName,' ',columnName</text:span>)<text:span text:style-name="T7"> columnNickName from tableName</text:span></text:p>
      <text:p text:style-name="P8"><text:span text:style-name="T14">* select </text:span><text:span text:style-name="T7">concat (</text:span>first_name,<text:span text:style-name="T7">' ',</text:span>last_name,'-',sex<text:span text:style-name="T7">)</text:span><text:span text:style-name="T14"> </text:span><text:span text:style-name="T21">full_name</text:span><text:span text:style-name="T7"> </text:span><text:span text:style-name="T14">from </text:span><text:span text:style-name="T21">skill_managers – </text:span><text:span text:style-name="T14">функция во всех </text:span><text:span text:style-name="T22">SQL </text:span><text:span text:style-name="T14">работает адекватно,</text:span></text:p>
      <text:p text:style-name="P8"><text:span text:style-name="T14">* исключение — в </text:span><text:span text:style-name="T22">MSQL</text:span><text:span text:style-name="T21"> </text:span>concat<text:span text:style-name="T21"> </text:span><text:span text:style-name="T14">не работает с одним аргументом, надо минимум 2</text:span></text:p>
      <text:p text:style-name="P11"/>
      <text:p text:style-name="P11">** Математические функции в <text:span text:style-name="T1">SQL**</text:span></text:p>
      <text:p text:style-name="P11"><text:a xlink:type="simple" xlink:href="https://postgrespro.ru/docs/postgresql/9.6/functions-math" text:style-name="Internet_20_link" text:visited-style-name="Visited_20_Internet_20_Link">https://postgrespro.ru/docs/postgresql/9.6/functions-math</text:a><text:span text:style-name="T1"> – PostgresSQL</text:span></text:p>
      <text:p text:style-name="P11"><text:a xlink:type="simple" xlink:href="https://docs.microsoft.com/ru-ru/sql/t-sql/functions/mathematical-functions-transact-sql?view=sql-server-ver15" text:style-name="Internet_20_link" text:visited-style-name="Visited_20_Internet_20_Link">https://docs.microsoft.com/ru-ru/sql/t-sql/functions/mathematical-functions-transact-sql?view=sql-server-ver15</text:a><text:span text:style-name="T1"> – Transact-SQL (MSQL)</text:span></text:p>
      <text:p text:style-name="P9"/>
      <text:p text:style-name="P11"><text:span text:style-name="T1">* </text:span><text:span text:style-name="T6">select item_name, price_rub, cnt</text:span><text:span text:style-name="T1">, round((price_rub*cnt*85.30),2) </text:span><text:span text:style-name="T6">sum_usd from skill_price</text:span></text:p>
      <text:p text:style-name="P10"><text:span text:style-name="T1">* </text:span>выводим 3 колонки и в четвертой выводим итог операции</text:p>
      <text:p text:style-name="P6"><text:span text:style-name="T25">сумма от 1 до </text:span><text:span text:style-name="T26">aN = </text:span><text:span text:style-name="T1">(a1+an) * (n-1+1) / 2 </text:span></text:p>
      <text:p text:style-name="P12"/>
      <text:p text:style-name="P8">* where <text:span text:style-name="T7">условие</text:span></text:p>
      <text:p text:style-name="P8"><text:span text:style-name="T7">9 select </text:span><text:span text:style-name="T14">* </text:span><text:span text:style-name="T7">from tableName <text:s/></text:span>where <text:span text:style-name="T7">условие (соответствие строкам)</text:span></text:p>
      <text:p text:style-name="P8"><text:span text:style-name="T7">*</text:span><text:span text:style-name="T14"> </text:span><text:span text:style-name="T21">where —</text:span><text:span text:style-name="T14"> как и </text:span><text:span text:style-name="T21">boolean </text:span><text:span text:style-name="T14">равно или не равно так же <text:s/>&lt; или &gt; <text:s/>или =</text:span></text:p>
      <text:p text:style-name="P8"><text:span text:style-name="T14">* <text:s/></text:span><text:span text:style-name="T21">“not” - “!=” - “&lt;&gt; ” <text:s/>, and, or</text:span></text:p>
      <text:p text:style-name="P8"><text:span text:style-name="T21">* </text:span><text:span text:style-name="T14">очередность выполнения: в скобках, </text:span><text:span text:style-name="T21">not, and, or</text:span></text:p>
      <text:p text:style-name="P8"><text:span text:style-name="T21">*</text:span> select * from<text:span text:style-name="T21"> </text:span><text:span text:style-name="T7">tableName</text:span><text:span text:style-name="T21"> </text:span>where<text:span text:style-name="T21"> </text:span><text:span text:style-name="T7">columnName</text:span>=<text:span text:style-name="T21"> x and <text:s/></text:span><text:span text:style-name="T7">columnName</text:span><text:span text:style-name="T21">=x or...()</text:span></text:p>
      <text:p text:style-name="P9"/>
      <text:p text:style-name="P8"><text:span text:style-name="T21">* in == or <text:s/></text:span>select * from<text:span text:style-name="T21"> </text:span><text:span text:style-name="T7">tableName</text:span><text:span text:style-name="T21"> </text:span>where<text:span text:style-name="T21"> </text:span><text:span text:style-name="T7">columnName </text:span>in (x,y,z...)</text:p>
      <text:p text:style-name="P8">select * from<text:span text:style-name="T21"> </text:span><text:span text:style-name="T7">tableName</text:span><text:span text:style-name="T21"> </text:span>where<text:span text:style-name="T21"> not </text:span><text:span text:style-name="T7">columnName </text:span>in (x,y,z...)</text:p>
      <text:p text:style-name="P9">* between – <text:span text:style-name="T7">между границы включены </text:span></text:p>
      <text:p text:style-name="P9"><text:span text:style-name="T30">SELECT</text:span><text:span text:style-name="T28"> * </text:span><text:span text:style-name="T30">FROM</text:span><text:span text:style-name="T28"> </text:span><text:span text:style-name="T29">tableName</text:span><text:span text:style-name="T27"> </text:span><text:span text:style-name="T28"><text:s/></text:span><text:span text:style-name="T30">WHERE</text:span><text:span text:style-name="T28"> </text:span><text:span text:style-name="T29">columnName</text:span><text:span text:style-name="T28"> </text:span><text:span text:style-name="T30">BETWEEN</text:span><text:span text:style-name="T28"> </text:span><text:span text:style-name="T27">x</text:span><text:span text:style-name="T28"> </text:span><text:span text:style-name="T30">AND</text:span><text:span text:style-name="T28"> y</text:span></text:p>
      <text:p text:style-name="P16"/>
      <text:p text:style-name="P9"><text:span text:style-name="T28">* </text:span><text:span text:style-name="T27">Like – </text:span><text:span text:style-name="T28">ищет паттерн в строке</text:span><text:span text:style-name="T7"> </text:span></text:p>
      <text:p text:style-name="P9">% - <text:span text:style-name="T7">любая последовательность символов любой длинны</text:span></text:p>
      <text:p text:style-name="P11">_ - один любой символ</text:p>
      <text:p text:style-name="P9"><text:span text:style-name="T30">SELECT</text:span><text:span text:style-name="T28"> * </text:span><text:span text:style-name="T30">FROM</text:span><text:span text:style-name="T28"> </text:span><text:span text:style-name="T29">tableName</text:span><text:span text:style-name="T28"> </text:span><text:span text:style-name="T30">WHERE</text:span><text:span text:style-name="T28"> </text:span><text:span text:style-name="T29">columnName</text:span><text:span text:style-name="T28"> </text:span><text:span text:style-name="T30">LIKE</text:span><text:span text:style-name="T28"> </text:span><text:span text:style-name="T33">'a%'</text:span><text:span text:style-name="T28">;</text:span><text:span text:style-name="T7"> <text:s/>- начинается на </text:span><text:span text:style-name="T35">а</text:span></text:p>
      <text:p text:style-name="P9"><text:span text:style-name="T30">SELECT</text:span><text:span text:style-name="T28"> * </text:span><text:span text:style-name="T30">FROM</text:span><text:span text:style-name="T28"> </text:span><text:span text:style-name="T29">tableName </text:span><text:span text:style-name="T30">WHERE</text:span><text:span text:style-name="T28"> </text:span><text:span text:style-name="T29">columnName</text:span><text:span text:style-name="T28"> <text:s/></text:span><text:span text:style-name="T30">LIKE</text:span><text:span text:style-name="T28"> </text:span><text:span text:style-name="T33">'_r%'</text:span><text:span text:style-name="T28">;</text:span><text:span text:style-name="T35"> <text:s/>- </text:span><text:span text:style-name="T28">второй символ </text:span><text:span text:style-name="T34">r <text:s/></text:span></text:p>
      <text:p text:style-name="P13"><text:soft-page-break/>* <text:span text:style-name="T7">примеры</text:span></text:p>
      <text:p text:style-name="P13"><text:span text:style-name="T30">SELECT</text:span><text:span text:style-name="T7"> * </text:span><text:span text:style-name="T30">FROM</text:span><text:span text:style-name="T7"> skill_managers </text:span><text:span text:style-name="T30">WHERE</text:span><text:span text:style-name="T7"> a</text:span>ge<text:span text:style-name="T7"> </text:span><text:span text:style-name="T36">IN </text:span><text:span text:style-name="T7">(25,33,37,42)</text:span></text:p>
      <text:p text:style-name="P13"><text:span text:style-name="T30">SELECT</text:span><text:span text:style-name="T7"> * </text:span><text:span text:style-name="T30">FROM</text:span><text:span text:style-name="T7"> skill_managers </text:span><text:span text:style-name="T30">WHERE</text:span><text:span text:style-name="T7"> first_name </text:span><text:span text:style-name="T36">IN </text:span><text:span text:style-name="T7">('Piter','Kaiden','Lacey');,</text:span></text:p>
      <text:p text:style-name="P16"/>
      <text:p text:style-name="P16">**Сортировка**</text:p>
      <text:p text:style-name="P13">* order by —<text:span text:style-name="T7"> по умолчанию по возрастанию (</text:span>ASC) —<text:span text:style-name="T7"> можно не указывать, </text:span></text:p>
      <text:p text:style-name="P13"><text:span text:style-name="T7">* по убыванию </text:span>DESC (descending)</text:p>
      <text:p text:style-name="P13"><text:span text:style-name="T30">SELECT</text:span><text:span text:style-name="T7"> * </text:span><text:span text:style-name="T30">FROM</text:span><text:span text:style-name="T7"> </text:span><text:span text:style-name="T15">tableName </text:span><text:span text:style-name="T30"><text:s/></text:span>order by <text:s/><text:span text:style-name="T15">columnName </text:span><text:span text:style-name="T20">(ASC</text:span><text:span text:style-name="T15">)</text:span></text:p>
      <text:p text:style-name="P13"><text:span text:style-name="T31">SELECT</text:span><text:span text:style-name="T15"> * </text:span><text:span text:style-name="T31">FROM</text:span><text:span text:style-name="T15"> tableName </text:span><text:span text:style-name="T31"><text:s/></text:span><text:span text:style-name="T7">order by</text:span><text:span text:style-name="T15"> <text:s/>columnName </text:span><text:span text:style-name="T20">DESC </text:span><text:span text:style-name="T7"><text:s/>- по убыванию указывать обязательно!</text:span></text:p>
      <text:p text:style-name="P18"><text:span text:style-name="T7">**</text:span><text:span text:style-name="T38">select</text:span><text:span text:style-name="T7"> * </text:span><text:span text:style-name="T38">from</text:span><text:span text:style-name="T7"> skill_managers </text:span><text:span text:style-name="T38">where</text:span><text:span text:style-name="T7"> gender=‘F’ </text:span><text:span text:style-name="T39">order by</text:span><text:span text:style-name="T7"> age </text:span></text:p>
      <text:p text:style-name="P18"><text:span text:style-name="T7">**</text:span><text:span text:style-name="T38">select</text:span><text:span text:style-name="T7"> </text:span><text:span text:style-name="T40">top 5</text:span> <text:span text:style-name="T7">* </text:span><text:span text:style-name="T38">from</text:span><text:span text:style-name="T7"> skill_managers </text:span><text:span text:style-name="T38">where</text:span><text:span text:style-name="T7"> gender=‘F’ </text:span><text:span text:style-name="T39">order by</text:span><text:span text:style-name="T7"> age <text:s/>- для </text:span>MSQL</text:p>
      <text:p text:style-name="P18"><text:span text:style-name="T7">**</text:span><text:span text:style-name="T38">select</text:span><text:span text:style-name="T7"> * </text:span><text:span text:style-name="T38">from</text:span><text:span text:style-name="T7"> skill_managers </text:span><text:span text:style-name="T38">where</text:span><text:span text:style-name="T7"> gender=‘F’ </text:span><text:span text:style-name="T39">order by</text:span><text:span text:style-name="T7"> age </text:span><text:span text:style-name="T40">limit 5 —</text:span><text:span text:style-name="T41"> </text:span><text:span text:style-name="T7">для остальных бд</text:span></text:p>
      <text:p text:style-name="P18"><text:span text:style-name="T7"/></text:p>
      <text:p text:style-name="P18"><text:span text:style-name="T7">*****Числа, Строки и Даты*****</text:span></text:p>
      <text:p text:style-name="P18"><text:span text:style-name="T7">Длинна строки</text:span></text:p>
      <text:p text:style-name="P18"><text:span text:style-name="T20">len</text:span> – <text:span text:style-name="T24">MS SQL</text:span></text:p>
      <text:p text:style-name="P18"><text:span text:style-name="T20">length</text:span> – <text:span text:style-name="T24">PostrgresSQL and other</text:span></text:p>
      <text:p text:style-name="P18"><text:span text:style-name="T32">SELECT </text:span><text:span text:style-name="T15">len</text:span><text:span text:style-name="T7">('Длинна этой стрки') </text:span></text:p>
      <text:p text:style-name="P18"><text:span text:style-name="T32">SELECT </text:span><text:span text:style-name="T15">columnName, len</text:span><text:span text:style-name="T20">(</text:span><text:span text:style-name="T15">columnName</text:span><text:span text:style-name="T20">) f</text:span><text:span text:style-name="T15">rom tableName –</text:span><text:span text:style-name="T20"> </text:span><text:span text:style-name="T24">MS SQL</text:span></text:p>
      <text:p text:style-name="P18"><text:span text:style-name="T32">SELECT </text:span><text:span text:style-name="T15">columnName, </text:span><text:span text:style-name="T20">length(columnName)</text:span><text:span text:style-name="T24"> </text:span><text:span text:style-name="T43">FROM</text:span><text:span text:style-name="T10"> </text:span><text:span text:style-name="T15">tableName</text:span><text:span text:style-name="T10"> –</text:span><text:span text:style-name="T24"> PostgresSQ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sans-serif" svg:font-family="sans-serif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556cm" fo:margin-right="0.3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1$Win32 OpenOffice.org_project/4111m1$Build-9808</meta:generator>
    <dc:date>2022-06-30T09:16:37.62</dc:date>
    <meta:editing-duration>PT12H2M25S</meta:editing-duration>
    <meta:editing-cycles>20</meta:editing-cycles>
    <meta:document-statistic meta:table-count="0" meta:image-count="0" meta:object-count="0" meta:page-count="2" meta:paragraph-count="66" meta:word-count="610" meta:character-count="3962"/>
  </office:meta>
</office:document-meta>
</file>